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none"/>
    </style:style>
    <style:style style:name="Таблица3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3.A2" style:family="table-cell">
      <style:table-cell-properties fo:padding="0.097cm" fo:border-left="0.05pt solid #000000" fo:border-right="none" fo:border-top="none" fo:border-bottom="none"/>
    </style:style>
    <style:style style:name="Таблица3.B2" style:family="table-cell">
      <style:table-cell-properties fo:padding="0.097cm" fo:border-left="0.05pt solid #000000" fo:border-right="0.05pt solid #000000" fo:border-top="none" fo:border-bottom="none"/>
    </style:style>
    <style:style style:name="Таблица3.B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loext:opacity="100%" style:font-name="Times New Roman1" fo:font-size="14pt" officeooo:rsid="00306f46" officeooo:paragraph-rsid="00306f46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1f1184" officeooo:paragraph-rsid="001f1184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86359e" officeooo:paragraph-rsid="0086359e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3fbe3b" officeooo:paragraph-rsid="003fbe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4pt" fo:language="ru" fo:country="RU" fo:font-weight="bold" officeooo:rsid="0086359e" officeooo:paragraph-rsid="0086359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4pt" fo:language="ru" fo:country="RU" fo:font-weight="bold" officeooo:rsid="00894da3" officeooo:paragraph-rsid="00894da3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8c2838" officeooo:paragraph-rsid="00338593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normal" officeooo:rsid="0086359e" officeooo:paragraph-rsid="0086359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normal" officeooo:rsid="0087a94c" officeooo:paragraph-rsid="0087a94c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font-name="Times New Roman1" officeooo:paragraph-rsid="0034a06f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38593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4a06f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officeooo:rsid="0034a06f" officeooo:paragraph-rsid="0034a06f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officeooo:rsid="0035af35" officeooo:paragraph-rsid="0035af35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894da3" officeooo:paragraph-rsid="00894da3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87a94c"/>
    </style:style>
    <style:style style:name="P19" style:family="paragraph" style:parent-style-name="Standard">
      <style:text-properties style:font-name="Times New Roman" fo:font-size="14pt" officeooo:paragraph-rsid="00894da3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1f1184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374f55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38bd42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8c2838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3f58dd" officeooo:paragraph-rsid="008c6b2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3f58dd" officeooo:paragraph-rsid="008c6b2c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8c2838" officeooo:paragraph-rsid="008c2838" style:font-size-asian="14pt" style:font-weight-asian="bold" style:font-size-complex="14pt" style:font-weight-complex="bold"/>
    </style:style>
    <style:style style:name="P27" style:family="paragraph" style:parent-style-name="Standard" style:list-style-name="L7">
      <style:paragraph-properties fo:line-height="150%" fo:text-align="justify" style:justify-single-word="false" fo:break-before="page"/>
      <style:text-properties fo:color="#000000" loext:opacity="100%" style:font-name="Times New Roman1" fo:font-size="14pt" fo:language="ru" fo:country="RU" fo:font-weight="bold" officeooo:rsid="004134c6" officeooo:paragraph-rsid="004134c6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22d6e4" officeooo:paragraph-rsid="0022d6e4" style:font-size-asian="14pt" style:font-size-complex="14pt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2be8cb" officeooo:paragraph-rsid="002be8cb" style:font-size-asian="14pt" style:font-size-complex="14pt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2d36ab" officeooo:paragraph-rsid="002d36ab" style:font-size-asian="14pt" style:font-size-complex="14pt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1d03f" officeooo:paragraph-rsid="0031d03f" style:font-size-asian="14pt" style:font-size-complex="14pt"/>
    </style:style>
    <style:style style:name="P32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1d03f" officeooo:paragraph-rsid="0031d03f" style:font-size-asian="14pt" style:font-size-complex="14pt"/>
    </style:style>
    <style:style style:name="P33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81b0ee" officeooo:paragraph-rsid="0081b0ee" style:font-size-asian="14pt" style:font-size-complex="14pt"/>
    </style:style>
    <style:style style:name="P34" style:family="paragraph" style:parent-style-name="Standard" style:list-style-name="L4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37712" officeooo:paragraph-rsid="00337712" style:font-size-asian="14pt" style:font-size-complex="14pt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38593" officeooo:paragraph-rsid="00338593" style:font-size-asian="14pt" style:font-size-complex="14pt"/>
    </style:style>
    <style:style style:name="P36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38593" officeooo:paragraph-rsid="00338593" style:font-size-asian="14pt" style:font-size-complex="14pt"/>
    </style:style>
    <style:style style:name="P37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fbe3b" officeooo:paragraph-rsid="003fbe3b" style:font-size-asian="14pt" style:font-size-complex="14pt"/>
    </style:style>
    <style:style style:name="P38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39" style:family="paragraph" style:parent-style-name="Standard" style:list-style-name="L6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40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4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42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3dc31" officeooo:paragraph-rsid="0073dc31" style:font-size-asian="14pt" style:font-size-complex="14pt"/>
    </style:style>
    <style:style style:name="P43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26e8b" officeooo:paragraph-rsid="00626e8b" style:font-size-asian="14pt" style:font-size-complex="14pt"/>
    </style:style>
    <style:style style:name="P44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4c349" officeooo:paragraph-rsid="0064c349" style:font-size-asian="14pt" style:font-size-complex="14pt"/>
    </style:style>
    <style:style style:name="P45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68035" officeooo:paragraph-rsid="00768035" style:font-size-asian="14pt" style:font-size-complex="14pt"/>
    </style:style>
    <style:style style:name="P46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9c428" officeooo:paragraph-rsid="0069c428" style:font-size-asian="14pt" style:font-size-complex="14pt"/>
    </style:style>
    <style:style style:name="P47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da7b3" officeooo:paragraph-rsid="006da7b3" style:font-size-asian="14pt" style:font-size-complex="14pt"/>
    </style:style>
    <style:style style:name="P48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dbbed" officeooo:paragraph-rsid="007dbbed" style:font-size-asian="14pt" style:font-size-complex="14pt"/>
    </style:style>
    <style:style style:name="P49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7e213" officeooo:paragraph-rsid="0077e213" style:font-size-asian="14pt" style:font-size-complex="14pt"/>
    </style:style>
    <style:style style:name="P50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c87e9" officeooo:paragraph-rsid="007c87e9" style:font-size-asian="14pt" style:font-size-complex="14pt"/>
    </style:style>
    <style:style style:name="P5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c4ec3" officeooo:paragraph-rsid="005c4ec3" style:font-size-asian="14pt" style:font-size-complex="14pt"/>
    </style:style>
    <style:style style:name="P5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5ef0a" officeooo:paragraph-rsid="005c4ec3" style:font-size-asian="14pt" style:font-size-complex="14pt"/>
    </style:style>
    <style:style style:name="P53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9a195" officeooo:paragraph-rsid="005c4ec3" style:font-size-asian="14pt" style:font-size-complex="14pt"/>
    </style:style>
    <style:style style:name="P54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14902" officeooo:paragraph-rsid="00714902" style:font-size-asian="14pt" style:font-size-complex="14pt"/>
    </style:style>
    <style:style style:name="P5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1d03a" officeooo:paragraph-rsid="00714902" style:font-size-asian="14pt" style:font-size-complex="14pt"/>
    </style:style>
    <style:style style:name="P5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1d03a" officeooo:paragraph-rsid="0051d03a" style:font-size-asian="14pt" style:font-size-complex="14pt"/>
    </style:style>
    <style:style style:name="P5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3125e" officeooo:paragraph-rsid="0043125e" style:font-size-asian="14pt" style:font-size-complex="14pt"/>
    </style:style>
    <style:style style:name="P5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50df4" officeooo:paragraph-rsid="00450df4" style:font-size-asian="14pt" style:font-size-complex="14pt"/>
    </style:style>
    <style:style style:name="P5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437b4" officeooo:paragraph-rsid="004437b4" style:font-size-asian="14pt" style:font-size-complex="14pt"/>
    </style:style>
    <style:style style:name="P60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ff020" officeooo:paragraph-rsid="006ff020" style:font-size-asian="14pt" style:font-size-complex="14pt"/>
    </style:style>
    <style:style style:name="P6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a4de9" officeooo:paragraph-rsid="004a4de9" style:font-size-asian="14pt" style:font-size-complex="14pt"/>
    </style:style>
    <style:style style:name="P6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619cb" officeooo:paragraph-rsid="004619cb" style:font-size-asian="14pt" style:font-size-complex="14pt"/>
    </style:style>
    <style:style style:name="P63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d562d" officeooo:paragraph-rsid="004d562d" style:font-size-asian="14pt" style:font-size-complex="14pt"/>
    </style:style>
    <style:style style:name="P64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3b368" officeooo:paragraph-rsid="0053b368" style:font-size-asian="14pt" style:font-size-complex="14pt"/>
    </style:style>
    <style:style style:name="P6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6e32f" officeooo:paragraph-rsid="0056e32f" style:font-size-asian="14pt" style:font-size-complex="14pt"/>
    </style:style>
    <style:style style:name="P6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30ccf" officeooo:paragraph-rsid="00730ccf" style:font-size-asian="14pt" style:font-size-complex="14pt"/>
    </style:style>
    <style:style style:name="P6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1494b" officeooo:paragraph-rsid="0061494b" style:font-size-asian="14pt" style:font-size-complex="14pt"/>
    </style:style>
    <style:style style:name="P6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813f7" officeooo:paragraph-rsid="005813f7" style:font-size-asian="14pt" style:font-size-complex="14pt"/>
    </style:style>
    <style:style style:name="P6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e0052" officeooo:paragraph-rsid="005e0052" style:font-size-asian="14pt" style:font-size-complex="14pt"/>
    </style:style>
    <style:style style:name="P7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normal" officeooo:rsid="008c2838" officeooo:paragraph-rsid="008c2838" style:font-size-asian="14pt" style:font-weight-asian="normal" style:font-size-complex="14pt" style:font-weight-complex="normal"/>
    </style:style>
    <style:style style:name="P7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normal" officeooo:rsid="008d3803" officeooo:paragraph-rsid="008d3803" style:font-size-asian="14pt" style:font-weight-asian="normal" style:font-size-complex="14pt" style:font-weight-complex="normal"/>
    </style:style>
    <style:style style:name="P7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en" fo:country="US" officeooo:rsid="004134c6" officeooo:paragraph-rsid="004134c6" style:font-size-asian="14pt" style:font-size-complex="14pt"/>
    </style:style>
    <style:style style:name="P73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weight="bold" officeooo:paragraph-rsid="0039da35" style:font-weight-asian="bold" style:font-weight-complex="bold"/>
    </style:style>
    <style:style style:name="P74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rsid="00337712" officeooo:paragraph-rsid="00337712"/>
    </style:style>
    <style:style style:name="P75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2d36ab" style:font-size-asian="14pt" style:font-size-complex="14pt"/>
    </style:style>
    <style:style style:name="P76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77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78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79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80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d6897" officeooo:paragraph-rsid="008c6b2c" style:font-size-asian="14pt" style:font-size-complex="14pt"/>
    </style:style>
    <style:style style:name="P81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f02e6" officeooo:paragraph-rsid="008c6b2c" style:font-size-asian="14pt" style:font-size-complex="14pt"/>
    </style:style>
    <style:style style:name="P82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f58dd" officeooo:paragraph-rsid="008c6b2c" style:font-size-asian="14pt" style:font-size-complex="14pt"/>
    </style:style>
    <style:style style:name="P83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1" fo:font-size="14pt" fo:language="ru" fo:country="RU" officeooo:rsid="00337712" officeooo:paragraph-rsid="00337712" style:font-size-asian="14pt" style:font-size-complex="14pt"/>
    </style:style>
    <style:style style:name="P84" style:family="paragraph" style:parent-style-name="Standard" style:list-style-name="L6">
      <style:paragraph-properties fo:line-height="150%" fo:text-align="justify" style:justify-single-word="false"/>
      <style:text-properties fo:color="#ff0000" loext:opacity="100%" style:font-name="Times New Roman1" fo:font-size="14pt" fo:language="ru" fo:country="RU" officeooo:rsid="0074d127" officeooo:paragraph-rsid="0074d127" style:font-size-asian="14pt" style:font-size-complex="14pt"/>
    </style:style>
    <style:style style:name="P85" style:family="paragraph" style:parent-style-name="Standard" style:list-style-name="L8">
      <style:paragraph-properties fo:line-height="150%" fo:text-align="justify" style:justify-single-word="false"/>
      <style:text-properties fo:color="#00a933" loext:opacity="100%" style:font-name="Times New Roman1" fo:font-size="14pt" fo:language="ru" fo:country="RU" officeooo:rsid="005813f7" officeooo:paragraph-rsid="005813f7" style:font-size-asian="14pt" style:font-size-complex="14pt"/>
    </style:style>
    <style:style style:name="P86" style:family="paragraph" style:parent-style-name="Table_20_Contents">
      <style:paragraph-properties fo:text-align="justify" style:justify-single-word="false"/>
      <style:text-properties officeooo:paragraph-rsid="008eebc3"/>
    </style:style>
    <style:style style:name="P87" style:family="paragraph" style:parent-style-name="Table_20_Contents">
      <style:paragraph-properties fo:text-align="justify" style:justify-single-word="false"/>
      <style:text-properties style:font-name="Times New Roman1" fo:font-size="14pt" officeooo:rsid="008eebc3" officeooo:paragraph-rsid="008eebc3" style:font-size-asian="14pt" style:font-size-complex="14pt"/>
    </style:style>
    <style:style style:name="P88" style:family="paragraph" style:parent-style-name="Table_20_Contents">
      <style:paragraph-properties fo:text-align="justify" style:justify-single-word="false"/>
      <style:text-properties style:font-name="Times New Roman1" fo:font-size="14pt" officeooo:rsid="008fbc3d" officeooo:paragraph-rsid="008fbc3d" style:font-size-asian="14pt" style:font-size-complex="14pt"/>
    </style:style>
    <style:style style:name="P89" style:family="paragraph" style:parent-style-name="Table_20_Contents">
      <style:paragraph-properties fo:text-align="justify" style:justify-single-word="false"/>
      <style:text-properties style:font-name="Times New Roman1" fo:font-size="14pt" officeooo:rsid="0090a555" officeooo:paragraph-rsid="0090a555" style:font-size-asian="14pt" style:font-size-complex="14pt"/>
    </style:style>
    <style:style style:name="P90" style:family="paragraph" style:parent-style-name="Table_20_Contents">
      <style:paragraph-properties fo:text-align="justify" style:justify-single-word="false"/>
      <style:text-properties style:font-name="Times New Roman1" fo:font-size="14pt" officeooo:rsid="00917f72" officeooo:paragraph-rsid="00917f72" style:font-size-asian="14pt" style:font-size-complex="14pt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8eebc3" style:text-blinking="false" style:font-size-asian="14pt" style:font-size-complex="14pt" loext:padding="0cm" loext:border="none"/>
    </style:style>
    <style:style style:name="T7" style:family="text">
      <style:text-properties fo:language="ru" fo:country="RU"/>
    </style:style>
    <style:style style:name="T8" style:family="text">
      <style:text-properties style:font-name="Times New Roman1" fo:font-size="14pt" fo:language="ru" fo:country="RU" style:font-size-asian="14pt" style:font-size-complex="14pt"/>
    </style:style>
    <style:style style:name="T9" style:family="text">
      <style:text-properties style:font-name="Times New Roman1" fo:font-size="14pt" fo:language="ru" fo:country="RU" officeooo:rsid="00330a62" style:font-size-asian="14pt" style:font-size-complex="14pt"/>
    </style:style>
    <style:style style:name="T10" style:family="text">
      <style:text-properties style:font-name="Times New Roman1" fo:font-size="14pt" fo:language="ru" fo:country="RU" officeooo:rsid="001f1184" style:font-size-asian="14pt" style:font-size-complex="14pt"/>
    </style:style>
    <style:style style:name="T11" style:family="text">
      <style:text-properties style:font-name="Times New Roman1" fo:font-size="14pt" fo:language="ru" fo:country="RU" officeooo:rsid="002be8cb" style:font-size-asian="14pt" style:font-size-complex="14pt"/>
    </style:style>
    <style:style style:name="T12" style:family="text">
      <style:text-properties style:font-name="Times New Roman1" fo:font-size="14pt" fo:language="ru" fo:country="RU" officeooo:rsid="0022d6e4" style:font-size-asian="14pt" style:font-size-complex="14pt"/>
    </style:style>
    <style:style style:name="T13" style:family="text">
      <style:text-properties style:font-name="Times New Roman1" fo:font-size="14pt" officeooo:rsid="008eebc3" style:font-size-asian="14pt" style:font-size-complex="14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5c4ec3"/>
    </style:style>
    <style:style style:name="T16" style:family="text">
      <style:text-properties officeooo:rsid="0034a06f"/>
    </style:style>
    <style:style style:name="T17" style:family="text">
      <style:text-properties officeooo:rsid="0022d6e4"/>
    </style:style>
    <style:style style:name="T18" style:family="text">
      <style:text-properties officeooo:rsid="0038bd42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officeooo:rsid="005813f7"/>
    </style:style>
    <style:style style:name="T21" style:family="text">
      <style:text-properties fo:color="#00a933" loext:opacity="100%" officeooo:rsid="005c4ec3"/>
    </style:style>
    <style:style style:name="T22" style:family="text">
      <style:text-properties fo:color="#00a933" loext:opacity="100%" officeooo:rsid="005e0052"/>
    </style:style>
    <style:style style:name="T23" style:family="text">
      <style:text-properties officeooo:rsid="0059c020"/>
    </style:style>
    <style:style style:name="T24" style:family="text">
      <style:text-properties officeooo:rsid="005b9677"/>
    </style:style>
    <style:style style:name="T25" style:family="text">
      <style:text-properties officeooo:rsid="005c4ec3"/>
    </style:style>
    <style:style style:name="T26" style:family="text">
      <style:text-properties officeooo:rsid="00631d78"/>
    </style:style>
    <style:style style:name="T27" style:family="text">
      <style:text-properties officeooo:rsid="0066a08c"/>
    </style:style>
    <style:style style:name="T28" style:family="text">
      <style:text-properties fo:color="#81d41a" loext:opacity="100%" officeooo:rsid="0059c020"/>
    </style:style>
    <style:style style:name="T29" style:family="text">
      <style:text-properties officeooo:rsid="006da7b3"/>
    </style:style>
    <style:style style:name="T30" style:family="text">
      <style:text-properties officeooo:rsid="006de62b"/>
    </style:style>
    <style:style style:name="T31" style:family="text">
      <style:text-properties officeooo:rsid="00714902"/>
    </style:style>
    <style:style style:name="T32" style:family="text">
      <style:text-properties officeooo:rsid="0073dc31"/>
    </style:style>
    <style:style style:name="T33" style:family="text">
      <style:text-properties officeooo:rsid="007a2f59"/>
    </style:style>
    <style:style style:name="T34" style:family="text">
      <style:text-properties fo:color="#ff0000" loext:opacity="100%"/>
    </style:style>
    <style:style style:name="T35" style:family="text">
      <style:text-properties fo:color="#000000" loext:opacity="100%" style:font-name="Times New Roman1" fo:font-size="14pt" fo:language="ru" fo:country="RU" fo:font-weight="normal" officeooo:rsid="0087a94c" style:font-size-asian="14pt" style:font-weight-asian="normal" style:font-size-complex="14pt" style:font-weight-complex="normal"/>
    </style:style>
    <style:style style:name="T36" style:family="text">
      <style:text-properties fo:color="#000000" loext:opacity="100%" style:font-name="Times New Roman1" fo:font-size="14pt" fo:language="ru" fo:country="RU" fo:font-style="normal" style:text-underline-style="none" fo:font-weight="normal" officeooo:rsid="0087a94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Times New Roman" fo:font-size="14pt" fo:font-style="normal" style:text-underline-style="none" fo:font-weight="normal" officeooo:rsid="0088548e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Times New Roman" fo:font-size="14pt" fo:font-style="normal" style:text-underline-style="none" fo:font-weight="normal" officeooo:rsid="008939e6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officeooo:rsid="0088548e"/>
    </style:style>
    <style:style style:name="T41" style:family="text">
      <style:text-properties officeooo:rsid="008939e6"/>
    </style:style>
    <style:style style:name="T42" style:family="text">
      <style:text-properties style:font-name-complex="Times New Roman2"/>
    </style:style>
    <style:style style:name="T43" style:family="text">
      <style:text-properties officeooo:rsid="00894da3" style:font-name-complex="Times New Roman2"/>
    </style:style>
    <style:style style:name="T44" style:family="text">
      <style:text-properties officeooo:rsid="008c6b2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18892255" text:style-name="L1">
        <text:list-item>
          <text:p text:style-name="P20">Общие сведения.</text:p>
          <text:p text:style-name="P28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28"/>
        </text:list-item>
        <text:list-item>
          <text:p text:style-name="P21">Цели и назначения создания автоматизированной системы <text:span text:style-name="T2">(программного модуля) <text:s/></text:span><text:span text:style-name="T17">продаж и предоставления услуг.</text:span></text:p>
          <text:p text:style-name="P29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29"/>
          <text:p text:style-name="P30">В рамках проекта автоматизируется информационно-аналитическая деятельность в следующих бизнес-процессах: <text:s/></text:p>
        </text:list-item>
      </text:list>
      <text:list xml:id="list3075343284" text:style-name="L2">
        <text:list-item>
          <text:list>
            <text:list-item>
              <text:p text:style-name="P75">выполнение заказа;</text:p>
            </text:list-item>
            <text:list-item>
              <text:p text:style-name="P76">управление продажами;</text:p>
            </text:list-item>
            <text:list-item>
              <text:p text:style-name="P77">управление услугами.</text:p>
            </text:list-item>
          </text:list>
        </text:list-item>
      </text:list>
      <text:p text:style-name="P16"/>
      <text:list xml:id="list110249989616582" text:continue-numbering="true" text:style-name="L2">
        <text:list-header>
          <text:p text:style-name="P78">Программный модуль <text:span text:style-name="T17">продаж и предоставления услуг</text:span> создаётся с целью:</text:p>
          <text:list text:continue-numbering="true">
            <text:list-item>
              <text:p text:style-name="P79">повышение качества (полноты, точности, достоверности, своевременности) информации;</text:p>
            </text:list-item>
            <text:list-item>
              <text:p text:style-name="P79">создание единой системы отчётности по показателям деятельности;</text:p>
            </text:list-item>
            <text:list-item>
              <text:p text:style-name="P79">обеспечение сбора и первичной обработки исходной информации, необходимой для подготовки отчётности по показателям деятельности;</text:p>
            </text:list-item>
            <text:list-item>
              <text:p text:style-name="P79">облегчения работы с клиентами.</text:p>
            </text:list-item>
          </text:list>
        </text:list-header>
      </text:list>
      <text:p text:style-name="P17"/>
      <text:p text:style-name="P17"/>
      <text:p text:style-name="P17"/>
      <text:p text:style-name="P17"/>
      <text:p text:style-name="P17"/>
      <text:list xml:id="list110248607537872" text:continue-list="list1518892255" text:style-name="L1">
        <text:list-item>
          <text:p text:style-name="P22"><text:soft-page-break/>Характеристика <text:span text:style-name="T18">программного модуля </text:span><text:span text:style-name="T17">продаж и предоставления услуг.</text:span>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817446830432">
          <table:table-cell table:style-name="Таблица1.A1" office:value-type="string">
            <text:p text:style-name="P1">Структурное подразделение</text:p>
          </table:table-cell>
          <table:table-cell table:style-name="Таблица1.A1" office:value-type="string">
            <text:p text:style-name="P1">Наименование процесса</text:p>
          </table:table-cell>
          <table:table-cell table:style-name="Таблица1.A1" office:value-type="string">
            <text:p text:style-name="P1">Возможность автоматизации</text:p>
          </table:table-cell>
          <table:table-cell table:style-name="Таблица1.D1" office:value-type="string">
            <text:p text:style-name="P1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">Отдел услуг</text:p>
          </table:table-cell>
          <table:table-cell table:style-name="Таблица1.A2" office:value-type="string">
            <text:p text:style-name="P1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">Отдела продаж</text:p>
          </table:table-cell>
          <table:table-cell table:style-name="Таблица1.A2" office:value-type="string">
            <text:p text:style-name="P1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</table:table>
      <text:p text:style-name="P2"/>
      <text:list xml:id="list110250609875082" text:continue-numbering="true" text:style-name="L1">
        <text:list-item>
          <text:p text:style-name="P22">Требования к автоматизированной системе <text:span text:style-name="T2">(программному модулю) <text:s/></text:span><text:span text:style-name="T17">продаж и предоставления услуг.</text:span></text:p>
          <text:p text:style-name="P31">Программный модуль должен поддерживать следующие режимы функционирования:</text:p>
        </text:list-item>
      </text:list>
      <text:list xml:id="list2255490474" text:style-name="L3">
        <text:list-item>
          <text:list>
            <text:list-item>
              <text:p text:style-name="P32">Основной режим программного модуля, в котором подсистемы выполняют базовый набор функций;</text:p>
            </text:list-item>
            <text:list-item>
              <text:p text:style-name="P33">Режим работника в котором доступны определённые для пользователя функции.</text:p>
            </text:list-item>
            <text:list-item>
              <text:p text:style-name="P32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2"/>
      <text:list xml:id="list110250255851278" text:continue-list="list110250609875082" text:style-name="L1">
        <text:list-item>
          <text:p text:style-name="P73"><text:span text:style-name="T10">Состав и содержание работ по созданию автоматизированной системы </text:span><text:span text:style-name="T11">(программного модуля) </text:span><text:span text:style-name="T12">продаж и предоставления услуг</text:span><text:span text:style-name="T11">.</text:span></text:p>
          <text:p text:style-name="P74"><text:span text:style-name="T9">Р</text:span><text:span text:style-name="T8">аботы по созданию программного модуля выполняются в три этапа:</text:span></text:p>
        </text:list-item>
      </text:list>
      <text:list xml:id="list3518780468" text:style-name="L4">
        <text:list-item>
          <text:p text:style-name="P34">Проектирование. Разработка эскизного проекта. Разработка технического проекта (продолжительность — <text:span text:style-name="T34">Х</text:span> месяца).</text:p>
        </text:list-item>
        <text:list-item>
          <text:p text:style-name="P34">Разработка рабочей документации. Адаптация программ (продолжительность — <text:span text:style-name="T34">У</text:span> месяцев)</text:p>
        </text:list-item>
        <text:list-item>
          <text:p text:style-name="P34"><text:soft-page-break/>Ввод в действие (продолжительность — <text:span text:style-name="T34">Г</text:span> месяцев).</text:p>
          <text:p text:style-name="P83"/>
        </text:list-item>
      </text:list>
      <text:p text:style-name="P2"/>
      <text:p text:style-name="P2"/>
      <text:list xml:id="list110250428521068" text:continue-list="list110250255851278" text:style-name="L1">
        <text:list-item>
          <text:p text:style-name="P22">Порядок разработки автоматизированной системы <text:span text:style-name="T2">(программного модуля) </text:span><text:span text:style-name="T17">продаж и предоставления услуг.</text:span></text:p>
          <text:list>
            <text:list-item>
              <text:p text:style-name="P35">Виды и объём испытаний системы</text:p>
            </text:list-item>
          </text:list>
        </text:list-item>
      </text:list>
      <text:list xml:id="list1387806878" text:style-name="L5">
        <text:list-item>
          <text:list>
            <text:list-item>
              <text:list>
                <text:list-item>
                  <text:p text:style-name="P36">Предварительные испытания</text:p>
                </text:list-item>
                <text:list-item>
                  <text:p text:style-name="P36">Опытная эксплуатация</text:p>
                </text:list-item>
                <text:list-item>
                  <text:p text:style-name="P36">Приёмочные испытания</text:p>
                </text:list-item>
              </text:list>
            </text:list-item>
          </text:list>
        </text:list-item>
      </text:list>
      <text:list xml:id="list110250035746982" text:continue-list="list110250428521068" text:style-name="L1">
        <text:list-item>
          <text:list>
            <text:list-item>
              <text:p text:style-name="P35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 table:style-name="TableLine2817446834512">
          <table:table-cell table:style-name="Таблица2.A1" office:value-type="string">
            <text:p text:style-name="P11">Стадия испытаний</text:p>
          </table:table-cell>
          <table:table-cell table:style-name="Таблица2.A1" office:value-type="string">
            <text:p text:style-name="P11">Участники испытаний</text:p>
          </table:table-cell>
          <table:table-cell table:style-name="Таблица2.A1" office:value-type="string">
            <text:p text:style-name="P11">Место и срок проведения</text:p>
          </table:table-cell>
          <table:table-cell table:style-name="Таблица2.A1" office:value-type="string">
            <text:p text:style-name="P11">Порядок согласования документации</text:p>
          </table:table-cell>
          <table:table-cell table:style-name="Таблица2.E1" office:value-type="string">
            <text:p text:style-name="P11">Статус приёмочной комиссии</text:p>
          </table:table-cell>
        </table:table-row>
        <table:table-row table:style-name="TableLine2817446835600">
          <table:table-cell table:style-name="Таблица2.A2" office:value-type="string">
            <text:p text:style-name="P11">Предварительные испытания</text:p>
          </table:table-cell>
          <table:table-cell table:style-name="Таблица2.A2" office:value-type="string">
            <text:p text:style-name="P11">Организация Заказчика и Разработчика</text:p>
          </table:table-cell>
          <table:table-cell table:style-name="Таблица2.A2" office:value-type="string">
            <text:p text:style-name="P11">На территории Заказчика с <text:span text:style-name="T14">dd.mm.yyyy </text:span><text:span text:style-name="T7">по <text:s/></text:span><text:span text:style-name="T14">dd.mm.yyyy</text:span></text:p>
          </table:table-cell>
          <table:table-cell table:style-name="Таблица2.A2" office:value-type="string">
            <text:p text:style-name="P13">Проведение предварительных испытаний. Фиксирование выявленных неполадок в Протоколе испытаний.</text:p>
            <text:p text:style-name="P13">Устранение выявленных неполадок. Принятие решения о возможности передачи программного модуля в опытную эксплуатаци.</text:p>
            <text:p text:style-name="P13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11">Экспертная группа</text:p>
          </table:table-cell>
        </table:table-row>
        <table:table-row table:style-name="TableLine2817446828800">
          <table:table-cell table:style-name="Таблица2.A2" office:value-type="string">
            <text:p text:style-name="P13">Опытная эксплуатация</text:p>
          </table:table-cell>
          <table:table-cell table:style-name="Таблица2.A2" office:value-type="string">
            <text:p text:style-name="P13">Организации Заказчика и Разработчкиа</text:p>
          </table:table-cell>
          <table:table-cell table:style-name="Таблица2.A2" office:value-type="string">
            <text:p text:style-name="P12">На территории Заказчика с <text:span text:style-name="T14">dd.mm.yyyy </text:span><text:span text:style-name="T7">по <text:s/></text:span><text:soft-page-break/><text:span text:style-name="T14">dd.mm.yyyy</text:span></text:p>
          </table:table-cell>
          <table:table-cell table:style-name="Таблица2.A2" office:value-type="string">
            <text:p text:style-name="P13">Проведение опытной эксплуатации. <text:soft-page-break/>Фиксирование выявленных неполадок в Протоколе испытаний.</text:p>
            <text:p text:style-name="P13">Устранение выявленных 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13">Группа тестирования</text:p>
          </table:table-cell>
        </table:table-row>
        <table:table-row table:style-name="TableLine2817446833968">
          <table:table-cell table:style-name="Таблица2.A2" office:value-type="string">
            <text:p text:style-name="P13">Приёмочные испытания</text:p>
          </table:table-cell>
          <table:table-cell table:style-name="Таблица2.A2" office:value-type="string">
            <text:p text:style-name="P13">Организации Заказчика и Разработчика</text:p>
          </table:table-cell>
          <table:table-cell table:style-name="Таблица2.A2" office:value-type="string">
            <text:p text:style-name="P10"><text:span text:style-name="T16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14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14">Составление и подписание Акта <text:soft-page-break/>о завершении приёмочных испытаний по передаче программного модуля в промышленную эксплуатацию. Оформление Акта завершения работ.</text:p>
          </table:table-cell>
          <table:table-cell table:style-name="Таблица2.E2" office:value-type="string">
            <text:p text:style-name="P13"/>
          </table:table-cell>
        </table:table-row>
      </table:table>
      <text:p text:style-name="P7"/>
      <text:list xml:id="list110249789723140" text:continue-numbering="true" text:style-name="L1">
        <text:list-header>
          <text:p text:style-name="P70"/>
        </text:list-header>
        <text:list-item>
          <text:p text:style-name="P23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 </text:span><text:span text:style-name="T17">продаж и предоставления услуг</text:span> в действие.</text:p>
          <text:p text:style-name="P80"><text:span text:style-name="T44">В</text:span> перечень основных мероприятий включают:</text:p>
          <text:p text:style-name="P80">Технические мероприятия;</text:p>
          <text:list>
            <text:list-item>
              <text:p text:style-name="P81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p>
            </text:list-item>
            <text:list-item>
              <text:p text:style-name="P81">осуществлена установка необходимого программного модуля;</text:p>
            </text:list-item>
            <text:list-item>
              <text:p text:style-name="P81">организованно необходимое сетевое взаимодействие.</text:p>
            </text:list-item>
          </text:list>
          <text:p text:style-name="P80">Организационные мероприятия;</text:p>
          <text:list text:continue-numbering="true">
            <text:list-item>
              <text:p text:style-name="P82">организация доступа к базам данных источников;</text:p>
            </text:list-item>
            <text:list-item>
              <text:p text:style-name="P82">определение регламента информирования об изменениях структур систем-источников;</text:p>
              <text:p text:style-name="P24"><text:span text:style-name="T4">выделение ответственных </text:span><text:span text:style-name="T5">специалистов со стороны Заказчика для взаимодействия с проектной командой по вопросам взаимодействия с системами-источниками данных.</text:span></text:p>
            </text:list-item>
          </text:list>
        </text:list-item>
      </text:list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list xml:id="list110248935948404" text:continue-numbering="true" text:style-name="L1">
        <text:list-item>
          <text:p text:style-name="P26"><text:soft-page-break/>Требования к документированию.</text:p>
        </text:list-item>
      </text:list>
      <table:table table:name="Таблица3" table:style-name="Таблица3">
        <table:table-column table:style-name="Таблица3.A" table:number-columns-repeated="2"/>
        <table:table-row table:style-name="TableLine2815431612672">
          <table:table-cell table:style-name="Таблица3.A1" office:value-type="string">
            <text:p text:style-name="P87">ЭТАП</text:p>
          </table:table-cell>
          <table:table-cell table:style-name="Таблица3.B1" office:value-type="string">
            <text:p text:style-name="P87">ДОКУМЕНТ</text:p>
          </table:table-cell>
        </table:table-row>
        <table:table-row table:style-name="TableLine2815431612672">
          <table:table-cell table:style-name="Таблица3.A2" table:number-rows-spanned="5" office:value-type="string">
            <text:p text:style-name="P87">Проектирование. Разработка эскизного проекта. Разработка технического проекта.<text:line-break/></text:p>
          </table:table-cell>
          <table:table-cell table:style-name="Таблица3.B2" office:value-type="string">
            <text:p text:style-name="P87">Ведомость эскизного проекта<text:line-break/>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6"><text:span text:style-name="T6">Пояснительная записка к эскизному проекту</text:span><text:span text:style-name="T13"> </text:span>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8">Ведомость технического проекта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8">Пояснительная записка к техническому проекту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8">Схема функциональной структуры</text:p>
          </table:table-cell>
        </table:table-row>
        <table:table-row table:style-name="TableLine2815431612672">
          <table:table-cell table:style-name="Таблица3.A2" table:number-rows-spanned="14" office:value-type="string">
            <text:p text:style-name="P88">Разработка рабочей документации. Адаптация программ</text:p>
          </table:table-cell>
          <table:table-cell table:style-name="Таблица3.B2" office:value-type="string">
            <text:p text:style-name="P88">Ведомость эксплуатационных документов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Ведомость машинных носителей информации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Паспорт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Общее описание системы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Технологическая инструкция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Руководство пользователя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Описание технологического процесса обработки данных (включая телеобработку)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Инструкция по формированию и ведению базы данных (набора данных)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Состав выходных данных (сообщений)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Каталог базы данных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Программа и методика испытаний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Спецификация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Описание программ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89">Текст программ</text:p>
          </table:table-cell>
        </table:table-row>
        <table:table-row table:style-name="TableLine2815431612672">
          <table:table-cell table:style-name="Таблица3.A2" table:number-rows-spanned="4" office:value-type="string">
            <text:p text:style-name="P90">Ввод в действие</text:p>
          </table:table-cell>
          <table:table-cell table:style-name="Таблица3.B2" office:value-type="string">
            <text:p text:style-name="P90">Акт приёмки в опытную эксплуатацию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90">Протокол испытаний</text:p>
          </table:table-cell>
        </table:table-row>
        <table:table-row table:style-name="TableLine2815431612672">
          <table:covered-table-cell table:style-name="Таблица3.A2"/>
          <table:table-cell table:style-name="Таблица3.B2" office:value-type="string">
            <text:p text:style-name="P90">Акт приёмки Системы в промышленную эксплуатацию</text:p>
          </table:table-cell>
        </table:table-row>
        <table:table-row table:style-name="TableLine2815431612672">
          <table:covered-table-cell table:style-name="Таблица3.A2"/>
          <table:table-cell table:style-name="Таблица3.B24" office:value-type="string">
            <text:p text:style-name="P90">Акт завершения работ</text:p>
          </table:table-cell>
        </table:table-row>
      </table:table>
      <text:list xml:id="list110249592495181" text:continue-numbering="true" text:style-name="L1">
        <text:list-header>
          <text:p text:style-name="P26"/>
        </text:list-header>
        <text:list-item>
          <text:p text:style-name="P26">Источники разработки.</text:p>
          <text:p text:style-name="P71"><text:soft-page-break/>Техническое задание разработано на основе следующих документов и информационных материалов:</text:p>
          <text:list>
            <text:list-item>
              <text:p text:style-name="P71">ГОСТ 34.602-2020 «Техническое задание на создание автоматизированной системы»</text:p>
            </text:list-item>
          </text:list>
        </text:list-item>
      </text:list>
      <text:p text:style-name="Text_20_body"><text:line-break/></text:p>
      <text:p text:style-name="P2"/>
      <text:p text:style-name="P2"/>
      <text:p text:style-name="P2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2"/>
      <text:p text:style-name="P2"/>
      <text:p text:style-name="P4">ЧТО ДОЛЖНА ДЕЛАТЬ ПРОГРАММА, ФУНКЦИОНА<text:span text:style-name="T33">Л</text:span></text:p>
      <text:list xml:id="list764344065" text:style-name="L6">
        <text:list-item>
          <text:p text:style-name="P37">Перед началом работы необходимо авторизоваться;</text:p>
          <text:list>
            <text:list-item>
              <text:p text:style-name="P37">Если отсутствует учётная запись, то пользователь должен зарегистрироваться, после этого он сможет авторизоваться.</text:p>
            </text:list-item>
          </text:list>
        </text:list-item>
        <text:list-item>
          <text:p text:style-name="P37">Функционал зависящий от роли пользователя;</text:p>
          <text:list>
            <text:list-item>
              <text:p text:style-name="P38">Пользователь (заказчик);</text:p>
              <text:list>
                <text:list-item>
                  <text:p text:style-name="P39">Просмотр списка продуктов.</text:p>
                  <text:list>
                    <text:list-item>
                      <text:p text:style-name="P38">Фильтрация</text:p>
                    </text:list-item>
                    <text:list-item>
                      <text:p text:style-name="P38">Сортировка</text:p>
                    </text:list-item>
                    <text:list-item>
                      <text:p text:style-name="P38">Поиск</text:p>
                    </text:list-item>
                    <text:list-item>
                      <text:p text:style-name="P38">Заказ</text:p>
                    </text:list-item>
                    <text:list-item>
                      <text:p text:style-name="P42">Добавление в избранное</text:p>
                    </text:list-item>
                  </text:list>
                </text:list-item>
                <text:list-item>
                  <text:p text:style-name="P38">Просмотр списка услуг</text:p>
                  <text:list>
                    <text:list-item>
                      <text:p text:style-name="P38">Фильтрация</text:p>
                    </text:list-item>
                    <text:list-item>
                      <text:p text:style-name="P38">Сортировка</text:p>
                    </text:list-item>
                    <text:list-item>
                      <text:p text:style-name="P38">Поиска</text:p>
                    </text:list-item>
                    <text:list-item>
                      <text:p text:style-name="P38">Заказ</text:p>
                    </text:list-item>
                  </text:list>
                </text:list-item>
                <text:list-item>
                  <text:p text:style-name="P42">Просмотр избранного</text:p>
                </text:list-item>
                <text:list-item>
                  <text:p text:style-name="P43">Редактирование информации о себе</text:p>
                </text:list-item>
                <text:list-item>
                  <text:p text:style-name="P43"><text:soft-page-break/>Просмотр истории заказов (статуса выполнения)</text:p>
                  <text:list>
                    <text:list-item>
                      <text:p text:style-name="P44">Фильтрация</text:p>
                    </text:list-item>
                    <text:list-item>
                      <text:p text:style-name="P44">Сортировка</text:p>
                    </text:list-item>
                    <text:list-item>
                      <text:p text:style-name="P44">Поиск</text:p>
                    </text:list-item>
                    <text:list-item>
                      <text:p text:style-name="P45">Отмена заказа</text:p>
                    </text:list-item>
                  </text:list>
                </text:list-item>
                <text:list-item>
                  <text:p text:style-name="P43">Просмотр истории предоставления услуг (статус<text:span text:style-name="T26">а</text:span> выполнения)</text:p>
                  <text:list>
                    <text:list-item>
                      <text:p text:style-name="P44">Фильтрация</text:p>
                    </text:list-item>
                    <text:list-item>
                      <text:p text:style-name="P44">Сортировка</text:p>
                    </text:list-item>
                    <text:list-item>
                      <text:p text:style-name="P44">Поиск</text:p>
                    </text:list-item>
                    <text:list-item>
                      <text:p text:style-name="P45">Отмена заказа</text:p>
                    </text:list-item>
                  </text:list>
                </text:list-item>
              </text:list>
            </text:list-item>
            <text:list-item>
              <text:p text:style-name="P46">Работник (редактор)</text:p>
              <text:list>
                <text:list-item>
                  <text:p text:style-name="P46">Все функции пользователя</text:p>
                </text:list-item>
                <text:list-item>
                  <text:p text:style-name="P46">Просмотр истории заказов продуктов <text:span text:style-name="T32">и услуг </text:span>всех пользователей</text:p>
                  <text:list>
                    <text:list-item>
                      <text:p text:style-name="P46">Редактирование данных о заказах <text:span text:style-name="T29">продукта</text:span></text:p>
                    </text:list-item>
                    <text:list-item>
                      <text:p text:style-name="P46">Возможность менять статус выполнения заказа</text:p>
                    </text:list-item>
                    <text:list-item>
                      <text:p text:style-name="P47">Возможность удаления (отмены<text:span text:style-name="T30">)</text:span> заказа</text:p>
                    </text:list-item>
                    <text:list-item>
                      <text:p text:style-name="P48">Создание отчётов?</text:p>
                    </text:list-item>
                  </text:list>
                </text:list-item>
                <text:list-item>
                  <text:p text:style-name="P84">Работник не может редактировать избранные товары пользователей!!!!!!!!!!</text:p>
                </text:list-item>
              </text:list>
            </text:list-item>
            <text:list-item>
              <text:p text:style-name="P49">Работник (кладовщик)</text:p>
              <text:list>
                <text:list-item>
                  <text:p text:style-name="P49">Все функции пользователя</text:p>
                </text:list-item>
                <text:list-item>
                  <text:p text:style-name="P49">Просмотр информации о реализации товаров</text:p>
                  <text:list>
                    <text:list-item>
                      <text:p text:style-name="P49">Редактирование данных</text:p>
                    </text:list-item>
                    <text:list-item>
                      <text:p text:style-name="P49">Удаление данных</text:p>
                    </text:list-item>
                    <text:list-item>
                      <text:p text:style-name="P48">Создание отчётов?</text:p>
                    </text:list-item>
                  </text:list>
                </text:list-item>
              </text:list>
            </text:list-item>
            <text:list-item>
              <text:p text:style-name="P50">Администратор</text:p>
              <text:list>
                <text:list-item>
                  <text:p text:style-name="P50">Полный функционал</text:p>
                </text:list-item>
              </text:list>
            </text:list-item>
          </text:list>
        </text:list-item>
      </text:list>
      <text:list xml:id="list3886869170" text:style-name="L7">
        <text:list-header>
          <text:p text:style-name="P40"/>
          <text:p text:style-name="P27">СУЩНОСТИ</text:p>
        </text:list-header>
      </text:list>
      <text:list xml:id="list1068927108" text:style-name="L8">
        <text:list-item>
          <text:p text:style-name="P51">Роли</text:p>
          <text:list>
            <text:list-item>
              <text:p text:style-name="P51">Идентификатор</text:p>
            </text:list-item>
            <text:list-item>
              <text:p text:style-name="P51">Название</text:p>
              <text:list>
                <text:list-item>
                  <text:p text:style-name="P52">Пользователь <text:span text:style-name="T27">(заказчик)</text:span></text:p>
                </text:list-item>
                <text:list-item>
                  <text:p text:style-name="P52">Администратор <text:span text:style-name="T28">(доступны все функции)</text:span></text:p>
                </text:list-item>
                <text:list-item>
                  <text:p text:style-name="P52">Работник</text:p>
                  <text:list>
                    <text:list-item>
                      <text:p text:style-name="P53">Кладовщик</text:p>
                    </text:list-item>
                    <text:list-item>
                      <text:p text:style-name="P53">Редактор? <text:span text:style-name="T15">(</text:span><text:span text:style-name="T25">что с названием?</text:span><text:span text:style-name="T15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span text:style-name="T15">С</text:span><text:span text:style-name="T14">татус</text:span></text:p>
          <text:list>
            <text:list-item>
              <text:p text:style-name="P54">Идентификатор</text:p>
            </text:list-item>
            <text:list-item>
              <text:p text:style-name="P54">Название</text:p>
              <text:list>
                <text:list-item>
                  <text:p text:style-name="P55">Ожидает начала выполнения</text:p>
                </text:list-item>
                <text:list-item>
                  <text:p text:style-name="P55">В процессе</text:p>
                </text:list-item>
                <text:list-item>
                  <text:p text:style-name="P55">Выполнен</text:p>
                </text:list-item>
              </text:list>
            </text:list-item>
            <text:list-item>
              <text:p text:style-name="P54">Описание</text:p>
            </text:list-item>
          </text:list>
        </text:list-item>
        <text:list-item>
          <text:p text:style-name="P51">Пользователь</text:p>
          <text:list>
            <text:list-item>
              <text:p text:style-name="P57">Идентификатор</text:p>
            </text:list-item>
            <text:list-item>
              <text:p text:style-name="P41">Фамилия</text:p>
            </text:list-item>
            <text:list-item>
              <text:p text:style-name="P41">Имя</text:p>
            </text:list-item>
            <text:list-item>
              <text:p text:style-name="P41">Отчество</text:p>
            </text:list-item>
            <text:list-item>
              <text:p text:style-name="P41">Дата рождения</text:p>
            </text:list-item>
            <text:list-item>
              <text:p text:style-name="P41">Логин</text:p>
            </text:list-item>
            <text:list-item>
              <text:p text:style-name="P41">Пароль</text:p>
            </text:list-item>
            <text:list-item>
              <text:p text:style-name="P41">Роль</text:p>
            </text:list-item>
            <text:list-item>
              <text:p text:style-name="P41">Телефон</text:p>
            </text:list-item>
            <text:list-item>
              <text:p text:style-name="P72">E-Mail</text:p>
            </text:list-item>
            <text:list-item>
              <text:p text:style-name="P41">Дата регистрации</text:p>
            </text:list-item>
            <text:list-item>
              <text:p text:style-name="P58">Количество покупок товаров</text:p>
            </text:list-item>
            <text:list-item>
              <text:p text:style-name="P58">Количество оказанных услуг</text:p>
            </text:list-item>
          </text:list>
        </text:list-item>
        <text:list-item>
          <text:p text:style-name="P57"><text:soft-page-break/>Категория продукта</text:p>
          <text:list>
            <text:list-item>
              <text:p text:style-name="P57">Идентификатор</text:p>
            </text:list-item>
            <text:list-item>
              <text:p text:style-name="P57">Название</text:p>
              <text:list>
                <text:list-item>
                  <text:p text:style-name="P57">Бухгалтерия</text:p>
                </text:list-item>
                <text:list-item>
                  <text:p text:style-name="P57">Зарплата и управление</text:p>
                </text:list-item>
                <text:list-item>
                  <text:p text:style-name="P57">Торговля</text:p>
                </text:list-item>
                <text:list-item>
                  <text:p text:style-name="P57">Отраслевые решения</text:p>
                </text:list-item>
                <text:list-item>
                  <text:p text:style-name="P57">Лицензии</text:p>
                </text:list-item>
                <text:list-item>
                  <text:p text:style-name="P57">Управленческий учёт</text:p>
                </text:list-item>
                <text:list-item>
                  <text:p text:style-name="P57">Некоммерческие организации</text:p>
                </text:list-item>
              </text:list>
            </text:list-item>
            <text:list-item>
              <text:p text:style-name="P59">Дата появления?</text:p>
            </text:list-item>
          </text:list>
        </text:list-item>
        <text:list-item>
          <text:p text:style-name="P57">Продукт </text:p>
          <text:list>
            <text:list-item>
              <text:p text:style-name="P59">Идентификатор</text:p>
            </text:list-item>
            <text:list-item>
              <text:p text:style-name="P59">Идентификатор категории продукта</text:p>
            </text:list-item>
            <text:list-item>
              <text:p text:style-name="P59">Название</text:p>
            </text:list-item>
            <text:list-item>
              <text:p text:style-name="P60">Изображение</text:p>
            </text:list-item>
            <text:list-item>
              <text:p text:style-name="P59">Описание</text:p>
            </text:list-item>
            <text:list-item>
              <text:p text:style-name="P59">Стоимость</text:p>
            </text:list-item>
            <text:list-item>
              <text:p text:style-name="P59">Количество на складе?</text:p>
            </text:list-item>
            <text:list-item>
              <text:p text:style-name="P59">Скидка</text:p>
            </text:list-item>
            <text:list-item>
              <text:p text:style-name="P61">Дата добавления (обозначать новые товары по особенному, меньше 1 месяца)</text:p>
            </text:list-item>
          </text:list>
        </text:list-item>
        <text:list-item>
          <text:p text:style-name="P62">Услуга</text:p>
          <text:list>
            <text:list-item>
              <text:p text:style-name="P62">Идентификатор</text:p>
            </text:list-item>
            <text:list-item>
              <text:p text:style-name="P62">Название</text:p>
            </text:list-item>
            <text:list-item>
              <text:p text:style-name="P62">Описание</text:p>
            </text:list-item>
            <text:list-item>
              <text:p text:style-name="P62">Цена за час</text:p>
            </text:list-item>
            <text:list-item>
              <text:p text:style-name="P61">Дата добавления (обозначать новые услуги по особенному, меньше 1 месяца)</text:p>
            </text:list-item>
          </text:list>
        </text:list-item>
        <text:list-item>
          <text:p text:style-name="P63">Заказы продуктов пользователя <text:span text:style-name="T23">(пользователь видит </text:span><text:span text:style-name="T24">только свои заказы, </text:span><text:soft-page-break/><text:span text:style-name="T24">редактор видит все заказы и </text:span><text:span text:style-name="T23">)</text:span></text:p>
          <text:list>
            <text:list-item>
              <text:p text:style-name="P63">Идентификатор</text:p>
            </text:list-item>
            <text:list-item>
              <text:p text:style-name="P63">Идентификатор продукта</text:p>
            </text:list-item>
            <text:list-item>
              <text:p text:style-name="P63">Кол-во продукта</text:p>
            </text:list-item>
            <text:list-item>
              <text:p text:style-name="P56">Дата заказа</text:p>
            </text:list-item>
            <text:list-item>
              <text:p text:style-name="P56"><text:span text:style-name="T31">Идентификатор с</text:span>татус<text:span text:style-name="T31">а</text:span> выполнения</text:p>
            </text:list-item>
            <text:list-item>
              <text:p text:style-name="P64">Дата завершения (только когда статус = выполнен)</text:p>
            </text:list-item>
          </text:list>
        </text:list-item>
        <text:list-item>
          <text:p text:style-name="P65">Заказы услуг пользователя</text:p>
          <text:list>
            <text:list-item>
              <text:p text:style-name="P65">Идентификатор</text:p>
            </text:list-item>
            <text:list-item>
              <text:p text:style-name="P65">Идентификатор услуги</text:p>
            </text:list-item>
            <text:list-item>
              <text:p text:style-name="P65">Дата заказа</text:p>
            </text:list-item>
            <text:list-item>
              <text:p text:style-name="P55"><text:span text:style-name="T31">Идентификатор с</text:span>татус<text:span text:style-name="T31">а</text:span> выполнения</text:p>
            </text:list-item>
            <text:list-item>
              <text:p text:style-name="P65">Дата завершения (только когда статус = выполнен)</text:p>
            </text:list-item>
          </text:list>
        </text:list-item>
        <text:list-item>
          <text:p text:style-name="P66">Избранные продукты пользователя</text:p>
          <text:list>
            <text:list-item>
              <text:p text:style-name="P66">Идентификатор</text:p>
            </text:list-item>
            <text:list-item>
              <text:p text:style-name="P66">Идентификатор продукта</text:p>
            </text:list-item>
            <text:list-item>
              <text:p text:style-name="P66">Идентификатор пользователя</text:p>
            </text:list-item>
            <text:list-item>
              <text:p text:style-name="P66">Дата добавления в избранное</text:p>
            </text:list-item>
          </text:list>
        </text:list-item>
        <text:list-item>
          <text:p text:style-name="P65"><text:span text:style-name="T19">Реализованные </text:span><text:span text:style-name="T20">продукты (продукт заносится сюда после того как статус выполнения заказа был установлен на ВЫПОЛНЕНО, </text:span><text:span text:style-name="T21">доступно роли кладовщика</text:span><text:span text:style-name="T20">)</text:span></text:p>
          <text:list>
            <text:list-item>
              <text:p text:style-name="P85">Идентификатор</text:p>
            </text:list-item>
            <text:list-item>
              <text:p text:style-name="P85">Идентификатор продукты</text:p>
            </text:list-item>
            <text:list-item>
              <text:p text:style-name="P67"><text:span text:style-name="T20">И</text:span><text:span text:style-name="T19">дентификатор пользователя</text:span></text:p>
            </text:list-item>
            <text:list-item>
              <text:p text:style-name="P85">Дата реализации (та же что и в таблице «Заказы продуктов пользователя»)</text:p>
            </text:list-item>
            <text:list-item>
              <text:p text:style-name="P85">Кол-во реализованных продуктов</text:p>
            </text:list-item>
          </text:list>
        </text:list-item>
        <text:list-item>
          <text:p text:style-name="P68"><text:span text:style-name="T19">Реализованные услуги (услуга заносится сюда после того как статус выполнения заказа был установлен на ВЫПОЛНЕНО, </text:span><text:span text:style-name="T22">доступно роли кладовщика?</text:span><text:span text:style-name="T19">)</text:span></text:p>
          <text:list>
            <text:list-item>
              <text:p text:style-name="P85"><text:soft-page-break/>Идентификатор</text:p>
            </text:list-item>
            <text:list-item>
              <text:p text:style-name="P85">Идентификатор услуги</text:p>
            </text:list-item>
            <text:list-item>
              <text:p text:style-name="P69"><text:span text:style-name="T19">Дата реализации </text:span><text:span text:style-name="T20">(та же что и в таблице «Заказы </text:span><text:span text:style-name="T19">услуги</text:span><text:span text:style-name="T20"> пользователя»)</text:span></text:p>
            </text:list-item>
            <text:list-item>
              <text:p text:style-name="P67"><text:span text:style-name="T20">И</text:span><text:span text:style-name="T19">дентификатор пользователя</text:span></text:p>
            </text:list-item>
          </text:list>
        </text:list-item>
      </text:list>
      <text:p text:style-name="P3"/>
      <text:p text:style-name="P5">Описание предприятия</text:p>
      <text:p text:style-name="P8">Бизнес решения — IT <text:s/>компания <text:span text:style-name="T40">занимающаяся продажей программ 1С, настраиванием учёта, автоматизацией бизнеса</text:span>. <text:span text:style-name="T40">Предоставляют</text:span> <text:span text:style-name="T40">т</text:span>олько полезные программы, услуги и сервисы для вашего предприятия, <text:span text:style-name="T41">а также д</text:span>оработка программ, улучшение под ваши задачи, интеграции с различными системами, в том числе Битрикс24 и телеграмм.</text:p>
      <text:p text:style-name="P9">Программы и лицензии 1С — подбираем программы именно под Ваш вид, деятельности, готовы разработать и продемонстрировать модель ведения учёта на Ваших данных на типовых программах 1С.</text:p>
      <text:p text:style-name="P18"><text:span text:style-name="T35">Обслуживания 1С, разработка, доработка — справляемся с задачей разной сложности: делаем интеграции, внедряем типовые и отраслевые решения, учим и тестируем, находим ошибки в программах и учёте и помогаем их исправить. Можем доработать Вашу программу или написать с нуля на платформе 1С.</text:span><text:span text:style-name="T36"> </text:span><text:span text:style-name="T37">Полезные сервисы и улучшайзеры для 1С - </text:span><text:span text:style-name="T38">р</text:span><text:span text:style-name="T37">азличные решения, которые помогут сохранить ваше время для более полезных дел, сделают работу боле</text:span><text:span text:style-name="T39">е</text:span><text:span text:style-name="T37"> быстрой и удобной.</text:span></text:p>
      <text:p text:style-name="P9"/>
      <text:p text:style-name="P6">Описание программы</text:p>
      <text:p text:style-name="P19"><text:span text:style-name="T42">Разработанный </text:span><text:span text:style-name="T43">программный</text:span><text:span text:style-name="T42"> модуль позволяет производить различные действия над базой данных содержащей в себе информацию о </text:span><text:span text:style-name="T43">продуктах, услугах, пользователях, заказах пользователя и о реализации продуктов, а также услуг</text:span><text:span text:style-name="T42"> с помощью программного модуля установленного на персона</text:span><text:span text:style-name="T43">л</text:span><text:span text:style-name="T42">ьный компьютер </text:span><text:span text:style-name="T43">пользователя, работника или администратора</text:span><text:span text:style-name="T42">.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1T11:02:02.673000000</dc:date>
    <meta:editing-duration>PT5H12M2S</meta:editing-duration>
    <meta:editing-cycles>62</meta:editing-cycles>
    <meta:generator>LibreOffice/7.2.2.2$Windows_X86_64 LibreOffice_project/02b2acce88a210515b4a5bb2e46cbfb63fe97d56</meta:generator>
    <meta:document-statistic meta:table-count="3" meta:image-count="0" meta:object-count="0" meta:page-count="14" meta:paragraph-count="246" meta:word-count="1347" meta:character-count="10596" meta:non-whitespace-character-count="9635"/>
  </office:meta>
</office:document-meta>
</file>